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fo:language="pt" fo:country="B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erá que vamos conseguir vencer? <text:line-break/>Como costumam dizer que sou pessimista, concordo que sim. <text:line-break/>Vamos vencer seguindo a estratégia mais estúpida, como nas diversas outras vezes, afinal de contas, destruir tudo que vêm à frente é mais simples, do que encontrar outro caminho, e infinitamente mais simples que se perguntar o motivo de se estar tentando seguir em fren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</meta:initial-creator>
    <dc:creator>L</dc:creator>
    <meta:editing-cycles>5</meta:editing-cycles>
    <meta:creation-date>2015-02-15T18:42:00</meta:creation-date>
    <dc:date>2016-01-14T06:23:00</dc:date>
    <meta:editing-duration>PT7M</meta:editing-duration>
    <meta:generator>LibreOffice/5.3.1.2$Linux_X86_64 LibreOffice_project/30m0$Build-2</meta:generator>
    <meta:document-statistic meta:table-count="0" meta:image-count="0" meta:object-count="0" meta:page-count="1" meta:paragraph-count="1" meta:word-count="59" meta:character-count="365" meta:non-whitespace-character-count="30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